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9.7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86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2.4mm" fo:break-before="auto" style:use-optimal-row-height="false"/>
    </style:style>
    <style:style style:name="ro6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800000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0d1fc" fo:border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800000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color="#800000" fo:font-size="14pt" style:font-size-asian="14pt" style:font-size-complex="14pt"/>
    </style:style>
    <style:style style:name="ce6" style:family="table-cell" style:parent-style-name="Default">
      <style:table-cell-properties fo:background-color="#f0d1fc" fo:border="0.06pt solid #000000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#f0d1f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fo:border="0.06pt solid #000000"/>
    </style:style>
    <style:style style:name="ce16" style:family="table-cell" style:parent-style-name="Default">
      <style:table-cell-properties fo:background-color="#dddddd" fo:border="0.06pt solid #000000"/>
      <style:text-properties fo:color="#800000"/>
    </style:style>
    <style:style style:name="T1" style:family="tex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PROJECT CHARTER</text:p>
          </table:table-cell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Project Title</text:p>
          </table:table-cell>
          <table:table-cell table:style-name="ce14" office:value-type="string" calcext:value-type="string" table:number-columns-spanned="3" table:number-rows-spanned="1">
            <text:p>E-commerce <text:s/>Website</text:p>
          </table:table-cell>
          <table:covered-table-cell table:number-columns-repeated="2"/>
          <table:table-cell table:style-name="ce3" office:value-type="string" calcext:value-type="string">
            <text:p>Project manager</text:p>
          </table:table-cell>
          <table:table-cell office:value-type="string" calcext:value-type="string">
            <text:p><text:s/>Poonam Indalkar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Project start date</text:p>
          </table:table-cell>
          <table:table-cell table:style-name="ce9" office:value-type="date" office:date-value="2017-05-21" calcext:value-type="date">
            <text:p>21/05/17</text:p>
          </table:table-cell>
          <table:table-cell table:style-name="ce3" office:value-type="string" calcext:value-type="string">
            <text:p>Project end date</text:p>
          </table:table-cell>
          <table:table-cell table:style-name="ce9" office:value-type="date" office:date-value="2017-08-31" calcext:value-type="date">
            <text:p>31/08/17</text:p>
          </table:table-cell>
          <table:table-cell table:style-name="ce3" office:value-type="string" calcext:value-type="string">
            <text:p>Project sponsor</text:p>
          </table:table-cell>
          <table:table-cell office:value-type="string" calcext:value-type="string">
            <text:p>Swaroop Bidkar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 table:number-columns-spanned="6" table:number-rows-spanned="1">
            <text:p>BUSINESS NEED</text:p>
          </table:table-cell>
          <table:covered-table-cell table:number-columns-repeated="5"/>
        </table:table-row>
        <table:table-row table:style-name="ro2">
          <table:table-cell table:number-columns-repeated="4"/>
          <table:table-cell office:value-type="string" calcext:value-type="string" table:number-columns-spanned="6" table:number-rows-spanned="3">
            <text:p>An eCommerce website provides businesses with the ability to make sales 24/7/365.</text:p>
            <text:p> This is a significant advantage over physical stores with limited opening hours.</text:p>
            <text:p> Improved Customer Service – With an eCommerce site, a business can offer a much </text:p>
            <text:p>Better experience to its customers.</text:p>
          </table:table-cell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Project Scope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Deliverables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2">
            <text:p>Electronic Data Interchange </text:p>
            <text:p>online transaction processing</text:p>
            <text:p>inventory management sys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/>
            <text:p><text:span text:style-name="T1">1. Marketing and Sales Platform Integration.</text:span></text:p>
            <text:p><text:span text:style-name="T1">2. Content Implementation.</text:span></text:p>
            <text:p/>
          </table:table-cell>
          <table:covered-table-cell table:number-columns-repeated="2"/>
        </table:table-row>
        <table:table-row table:style-name="ro3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Risks And Issue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Assumption/Dependencies</text:p>
          </table:table-cell>
          <table:covered-table-cell table:number-columns-repeated="2"/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3">
            <text:p>Refunds and client disputes have become a </text:p>
            <text:p>common risk for all e-commerce stores due to</text:p>
            <text:p>issues such as wrong product delivery, defective</text:p>
            <text:p> products, or a customer having been charged</text:p>
            <text:p> For the same product twice.</text:p>
          </table:table-cell>
          <table:covered-table-cell table:number-columns-repeated="2"/>
          <table:table-cell office:value-type="string" calcext:value-type="string" table:number-columns-spanned="3" table:number-rows-spanned="3">
            <text:p>The most common project assumptions</text:p>
            <text:p> typically involve factors such as employee productivity, </text:p>
            <text:p>skill levels of team members, </text:p>
            <text:p>adherence to timelines, availability of </text:p>
            <text:p>Resources, and anticipated costs.</text:p>
          </table:table-cell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5">
          <table:table-cell table:number-columns-repeated="4"/>
          <table:table-cell table:style-name="ce5" office:value-type="string" calcext:value-type="string" table:number-columns-spanned="6" table:number-rows-spanned="2">
            <text:p>Financial</text:p>
          </table:table-cell>
          <table:covered-table-cell table:number-columns-repeated="5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table-cell office:value-type="string" calcext:value-type="string" table:number-columns-spanned="6" table:number-rows-spanned="1">
            <text:p>Budget to complete tho is project is 3,00, 000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6" table:number-rows-spanned="1">
            <text:p>Milestones Schedule </text:p>
          </table:table-cell>
          <table:covered-table-cell table:number-columns-repeated="5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Milestones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Target completion Date</text:p>
          </table:table-cell>
          <table:covered-table-cell/>
          <table:table-cell table:style-name="ce16" office:value-type="string" calcext:value-type="string">
            <text:p>Actual Date</text:p>
          </table:table-cell>
        </table:table-row>
        <table:table-row table:style-name="ro6">
          <table:table-cell table:number-columns-repeated="4"/>
          <table:table-cell office:value-type="string" calcext:value-type="string" table:number-columns-spanned="3" table:number-rows-spanned="2">
            <text:p>1. Launching a website or online store</text:p>
            <text:p>2) Receiving the first order from a customer</text:p>
            <text:p>3) Growing sales and revenues over time </text:p>
          </table:table-cell>
          <table:covered-table-cell table:number-columns-repeated="2"/>
          <table:table-cell office:value-type="string" calcext:value-type="string" table:number-columns-spanned="2" table:number-rows-spanned="2">
            <text:p>May 20 2017</text:p>
            <text:p>July 20 2017</text:p>
          </table:table-cell>
          <table:covered-table-cell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Project Team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Approval/Review Committee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Project manager</text:p>
          </table:table-cell>
          <table:table-cell table:style-name="ce14" office:value-type="string" calcext:value-type="string" table:number-columns-spanned="2" table:number-rows-spanned="1">
            <text:p>Poonam Indalkar</text:p>
          </table:table-cell>
          <table:covered-table-cell/>
          <table:table-cell table:style-name="ce3" office:value-type="string" calcext:value-type="string">
            <text:p>Sponser</text:p>
          </table:table-cell>
          <table:table-cell table:style-name="ce14" office:value-type="string" calcext:value-type="string" table:number-columns-spanned="2" table:number-rows-spanned="1">
            <text:p>Swaroop Bikdar</text:p>
          </table:table-cell>
          <table:covered-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Project manager</text:p>
          </table:table-cell>
          <table:table-cell table:style-name="ce14" office:value-type="string" calcext:value-type="string" table:number-columns-spanned="2" table:number-rows-spanned="1">
            <text:p>Poonam Indalkar</text:p>
          </table:table-cell>
          <table:covered-table-cell/>
          <table:table-cell table:style-name="ce3" office:value-type="string" calcext:value-type="string">
            <text:p>Business Head</text:p>
          </table:table-cell>
          <table:table-cell table:style-name="ce14" office:value-type="string" calcext:value-type="string" table:number-columns-spanned="2" table:number-rows-spanned="1">
            <text:p>Naved Shaikh</text:p>
          </table:table-cell>
          <table:covered-table-cell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" table:number-rows-spanned="2">
            <text:p>Team Members</text:p>
          </table:table-cell>
          <table:table-cell table:style-name="ce14" office:value-type="string" calcext:value-type="string" table:number-columns-spanned="2" table:number-rows-spanned="2">
            <text:p>vice President, Senior</text:p>
            <text:p>Manager, Analyst</text:p>
          </table:table-cell>
          <table:covered-table-cell/>
          <table:table-cell table:style-name="ce3" office:value-type="string" calcext:value-type="string">
            <text:p>Unit head</text:p>
          </table:table-cell>
          <table:table-cell table:style-name="ce14" office:value-type="string" calcext:value-type="string" table:number-columns-spanned="2" table:number-rows-spanned="1">
            <text:p>Muiz lambe</text:p>
          </table:table-cell>
          <table:covered-table-cell/>
        </table:table-row>
        <table:table-row table:style-name="ro1">
          <table:table-cell table:number-columns-repeated="4"/>
          <table:covered-table-cell table:number-columns-repeated="3"/>
          <table:table-cell table:style-name="ce3" office:value-type="string" calcext:value-type="string">
            <text:p>Finance Manager</text:p>
          </table:table-cell>
          <table:table-cell table:style-name="ce14" office:value-type="string" calcext:value-type="string" table:number-columns-spanned="2" table:number-rows-spanned="1">
            <text:p>Arshiya shaikh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0/00/0000</text:date>, <text:time style:data-style-name="N2" text:time-value="15:58:21.215265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13:14:26.267610862</meta:creation-date>
    <dc:date>2024-01-16T16:04:56.807293213</dc:date>
    <meta:editing-duration>PT12M17S</meta:editing-duration>
    <meta:editing-cycles>6</meta:editing-cycles>
    <meta:generator>LibreOffice/5.3.6.1$Linux_X86_64 LibreOffice_project/30$Build-1</meta:generator>
    <meta:document-statistic meta:table-count="1" meta:cell-count="45" meta:object-count="0"/>
  </office:meta>
</office:document-meta>
</file>